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Angebote und Preise">
        <table:table-row>
          <table:table-cell office:value-type="string">
            <text:p>12GB MSI Radeon RX 6750 XT MECH 2X OC DDR6 retail</text:p>
          </table:table-cell>
          <table:table-cell office:value-type="string">
            <text:p>RX 6750 XT</text:p>
          </table:table-cell>
          <table:table-cell office:value-type="string">
            <text:p>488,58</text:p>
          </table:table-cell>
        </table:table-row>
        <table:table-row>
          <table:table-cell office:value-type="string">
            <text:p>20GB MSI Radeon RX 7900 XT Gaming Trio Classic Aktiv PCIe 4.0 x16 (Retail)</text:p>
          </table:table-cell>
          <table:table-cell office:value-type="string">
            <text:p>RX 7900 XT</text:p>
          </table:table-cell>
          <table:table-cell office:value-type="string">
            <text:p>1.039,</text:p>
          </table:table-cell>
        </table:table-row>
        <table:table-row>
          <table:table-cell office:value-type="string">
            <text:p>8GB MSI Radeon RX 6650 XT GAMING X 8G DDR6 3xDP/HDMI retail</text:p>
          </table:table-cell>
          <table:table-cell office:value-type="string">
            <text:p>RX 6650 XT</text:p>
          </table:table-cell>
          <table:table-cell office:value-type="string">
            <text:p>338,99</text:p>
          </table:table-cell>
        </table:table-row>
        <table:table-row>
          <table:table-cell office:value-type="string">
            <text:p>12GB MSI Radeon RX 6750 XT GAMING X Trio DDR6 retail</text:p>
          </table:table-cell>
          <table:table-cell office:value-type="string">
            <text:p>RX 6750 XT</text:p>
          </table:table-cell>
          <table:table-cell office:value-type="string">
            <text:p>498,99</text:p>
          </table:table-cell>
        </table:table-row>
        <table:table-row>
          <table:table-cell office:value-type="string">
            <text:p>20GB XFX Radeon RX 7900 XT Speedster MERC 310 Black Edition Aktiv PCIe 4.0 x16 (Retail)</text:p>
          </table:table-cell>
          <table:table-cell office:value-type="string">
            <text:p>RX 7900 XT</text:p>
          </table:table-cell>
          <table:table-cell office:value-type="string">
            <text:p>989,</text:p>
          </table:table-cell>
        </table:table-row>
        <table:table-row>
          <table:table-cell office:value-type="string">
            <text:p>20GB XFX Radeon RX 7900 XT Speedster MERC 310 Aktiv PCIe 4.0 x16 (Retail)</text:p>
          </table:table-cell>
          <table:table-cell office:value-type="string">
            <text:p>RX 7900 XT</text:p>
          </table:table-cell>
          <table:table-cell office:value-type="string">
            <text:p>939,</text:p>
          </table:table-cell>
        </table:table-row>
        <table:table-row>
          <table:table-cell office:value-type="string">
            <text:p>16GB XFX Radeon RX 6800XT Speedster MERC319 GAMING DDR6 (Retail)</text:p>
          </table:table-cell>
          <table:table-cell office:value-type="string">
            <text:p>RX 6800XT</text:p>
          </table:table-cell>
          <table:table-cell office:value-type="string">
            <text:p>624,</text:p>
          </table:table-cell>
        </table:table-row>
        <table:table-row>
          <table:table-cell office:value-type="string">
            <text:p>16GB XFX Radeon RX 6900 XT MERC319 BLACK GAMING DDR6 Triple-Fan Retail</text:p>
          </table:table-cell>
          <table:table-cell office:value-type="string">
            <text:p>RX 6900 XT</text:p>
          </table:table-cell>
          <table:table-cell office:value-type="string">
            <text:p>729,</text:p>
          </table:table-cell>
        </table:table-row>
        <table:table-row>
          <table:table-cell office:value-type="string">
            <text:p>12GB PowerColor Radeon RX 6700 XT Fighter DDR6 Retail</text:p>
          </table:table-cell>
          <table:table-cell office:value-type="string">
            <text:p>RX 6700 XT</text:p>
          </table:table-cell>
          <table:table-cell office:value-type="string">
            <text:p>399,</text:p>
          </table:table-cell>
        </table:table-row>
        <table:table-row>
          <table:table-cell office:value-type="string">
            <text:p>24GB XFX Radeon RX 7900 XTX MERC310 Black Edition DDR6 (Retail)</text:p>
          </table:table-cell>
          <table:table-cell office:value-type="string">
            <text:p>RX 7900 XT</text:p>
          </table:table-cell>
          <table:table-cell office:value-type="string">
            <text:p>1.178,</text:p>
          </table:table-cell>
        </table:table-row>
        <table:table-row>
          <table:table-cell office:value-type="string">
            <text:p>12GB XFX Radeon RX 6700 XT SWFT309 GAMING Retail</text:p>
          </table:table-cell>
          <table:table-cell office:value-type="string">
            <text:p>RX 6700 XT</text:p>
          </table:table-cell>
          <table:table-cell office:value-type="string">
            <text:p>429,</text:p>
          </table:table-cell>
        </table:table-row>
        <table:table-row>
          <table:table-cell office:value-type="string">
            <text:p>20GB Powercolor Radeon RX 7900XT OC Hellhound DDR6 retail</text:p>
          </table:table-cell>
          <table:table-cell office:value-type="string">
            <text:p>RX 7900XT</text:p>
          </table:table-cell>
          <table:table-cell office:value-type="string">
            <text:p>979,</text:p>
          </table:table-cell>
        </table:table-row>
        <table:table-row>
          <table:table-cell office:value-type="string">
            <text:p>16GB XFX Radeon RX 6950 XT Speedster MERC BLACK GAMING DDR6 Tri retail</text:p>
          </table:table-cell>
          <table:table-cell office:value-type="string">
            <text:p>RX 6950 XT</text:p>
          </table:table-cell>
          <table:table-cell office:value-type="string">
            <text:p>799,</text:p>
          </table:table-cell>
        </table:table-row>
        <table:table-row>
          <table:table-cell office:value-type="string">
            <text:p>20GB Sapphire Radeon RX 7900 XT Pulse Gaming OC GDDR6 2xHD/DP (Retail)</text:p>
          </table:table-cell>
          <table:table-cell office:value-type="string">
            <text:p>RX 7900 XT</text:p>
          </table:table-cell>
          <table:table-cell office:value-type="string">
            <text:p>985,</text:p>
          </table:table-cell>
        </table:table-row>
        <table:table-row>
          <table:table-cell office:value-type="string">
            <text:p>24GB ASRock Radeon RX 7900 XTX Phantom Gaming DDR6 retail</text:p>
          </table:table-cell>
          <table:table-cell office:value-type="string">
            <text:p>RX 7900 XT</text:p>
          </table:table-cell>
          <table:table-cell office:value-type="string">
            <text:p>1.149,</text:p>
          </table:table-cell>
        </table:table-row>
        <table:table-row>
          <table:table-cell office:value-type="string">
            <text:p>8GB XFX Radeon RX 6600 SWFT210 Core Gaming DDR6 3xDP/HDMI Retail</text:p>
          </table:table-cell>
          <table:table-cell office:value-type="string">
            <text:p>RX 6600 </text:p>
          </table:table-cell>
          <table:table-cell office:value-type="string">
            <text:p>267,</text:p>
          </table:table-cell>
        </table:table-row>
        <table:table-row>
          <table:table-cell office:value-type="string">
            <text:p>20GB XFX Radeon RX 7900 XT AMD Edition Aktiv PCIe 4.0 x16 (Retail)</text:p>
          </table:table-cell>
          <table:table-cell office:value-type="string">
            <text:p>RX 7900 XT</text:p>
          </table:table-cell>
          <table:table-cell office:value-type="string">
            <text:p>899,</text:p>
          </table:table-cell>
        </table:table-row>
        <table:table-row>
          <table:table-cell office:value-type="string">
            <text:p>4GB ASRock Radeon RX 6400 CLI ITX retail</text:p>
          </table:table-cell>
          <table:table-cell office:value-type="string">
            <text:p>RX 6400 </text:p>
          </table:table-cell>
          <table:table-cell office:value-type="string">
            <text:p>169,97</text:p>
          </table:table-cell>
        </table:table-row>
        <table:table-row>
          <table:table-cell office:value-type="string">
            <text:p>20GB Sapphire Radeon RX7900XT Nitro+ Gaming OC GDDR6 2xHD/DP</text:p>
          </table:table-cell>
          <table:table-cell office:value-type="string">
            <text:p>RX7900XT</text:p>
          </table:table-cell>
          <table:table-cell office:value-type="string">
            <text:p>1.089,</text:p>
          </table:table-cell>
        </table:table-row>
        <table:table-row>
          <table:table-cell office:value-type="string">
            <text:p>16GB Sapphire Radeon RX 6800 PULSE OC Gaming Retail</text:p>
          </table:table-cell>
          <table:table-cell office:value-type="string">
            <text:p>RX 6800 </text:p>
          </table:table-cell>
          <table:table-cell office:value-type="string">
            <text:p>575,</text:p>
          </table:table-cell>
        </table:table-row>
        <table:table-row>
          <table:table-cell office:value-type="string">
            <text:p>8GB ASRock Radeon RX 6600 CLD Challenger D Retail</text:p>
          </table:table-cell>
          <table:table-cell office:value-type="string">
            <text:p>RX 6600 </text:p>
          </table:table-cell>
          <table:table-cell office:value-type="string">
            <text:p>279,89</text:p>
          </table:table-cell>
        </table:table-row>
        <table:table-row>
          <table:table-cell office:value-type="string">
            <text:p>8GB PowerColor Radeon RX 6600 Fighter Retail</text:p>
          </table:table-cell>
          <table:table-cell office:value-type="string">
            <text:p>RX 6600 </text:p>
          </table:table-cell>
          <table:table-cell office:value-type="string">
            <text:p>262,</text:p>
          </table:table-cell>
        </table:table-row>
        <table:table-row>
          <table:table-cell office:value-type="string">
            <text:p>20GB PowerColor Radeon RX 7900 XT Red Devil OC retail</text:p>
          </table:table-cell>
          <table:table-cell office:value-type="string">
            <text:p>RX 7900 XT</text:p>
          </table:table-cell>
          <table:table-cell office:value-type="string">
            <text:p>1.048,</text:p>
          </table:table-cell>
        </table:table-row>
        <table:table-row>
          <table:table-cell office:value-type="string">
            <text:p>12GB PowerColor Radeon RX 6750 XT Red Devil OC retail</text:p>
          </table:table-cell>
          <table:table-cell office:value-type="string">
            <text:p>RX 6750 XT</text:p>
          </table:table-cell>
          <table:table-cell office:value-type="string">
            <text:p>498,</text:p>
          </table:table-cell>
        </table:table-row>
        <table:table-row>
          <table:table-cell office:value-type="string">
            <text:p>12GB ASRock Radeon RX 6700 XT Challenger 12G (Retail)</text:p>
          </table:table-cell>
          <table:table-cell office:value-type="string">
            <text:p>RX 6700 XT</text:p>
          </table:table-cell>
          <table:table-cell office:value-type="string">
            <text:p>399,</text:p>
          </table:table-cell>
        </table:table-row>
        <table:table-row>
          <table:table-cell office:value-type="string">
            <text:p>24GB ASRock Radeon RX 7900 XTX Taichi OC DDR6 (Retail)</text:p>
          </table:table-cell>
          <table:table-cell office:value-type="string">
            <text:p>RX 7900 XT</text:p>
          </table:table-cell>
          <table:table-cell office:value-type="string">
            <text:p>1.279,</text:p>
          </table:table-cell>
        </table:table-row>
        <table:table-row>
          <table:table-cell office:value-type="string">
            <text:p>12GB Sapphire Radeon RX 6700 XT PULSE HDMI/3xDP Retail</text:p>
          </table:table-cell>
          <table:table-cell office:value-type="string">
            <text:p>RX 6700 XT</text:p>
          </table:table-cell>
          <table:table-cell office:value-type="string">
            <text:p>424,78</text:p>
          </table:table-cell>
        </table:table-row>
        <table:table-row>
          <table:table-cell office:value-type="string">
            <text:p>12GB XFX Radeon RX 6750 XT QICK319 DDR6 Ultra Gaming retail</text:p>
          </table:table-cell>
          <table:table-cell office:value-type="string">
            <text:p>RX 6750 XT</text:p>
          </table:table-cell>
          <table:table-cell office:value-type="string">
            <text:p>474,</text:p>
          </table:table-cell>
        </table:table-row>
        <table:table-row>
          <table:table-cell office:value-type="string">
            <text:p>24GB Powercolor Radeon RX 7900 XTX OC Hellhound DDR6</text:p>
          </table:table-cell>
          <table:table-cell office:value-type="string">
            <text:p>RX 7900 XT</text:p>
          </table:table-cell>
          <table:table-cell office:value-type="string">
            <text:p>1.149,</text:p>
          </table:table-cell>
        </table:table-row>
        <table:table-row>
          <table:table-cell office:value-type="string">
            <text:p>4GB ASRock Radeon RX 6500 XT Phantom Gaming D OC Retail</text:p>
          </table:table-cell>
          <table:table-cell office:value-type="string">
            <text:p>RX 6500 XT</text:p>
          </table:table-cell>
          <table:table-cell office:value-type="string">
            <text:p>168,99</text:p>
          </table:table-cell>
        </table:table-row>
        <table:table-row>
          <table:table-cell office:value-type="string">
            <text:p>20GB ASRock Radeon RX 7900 XT Phantom Gaming DDR6</text:p>
          </table:table-cell>
          <table:table-cell office:value-type="string">
            <text:p>RX 7900 XT</text:p>
          </table:table-cell>
          <table:table-cell office:value-type="string">
            <text:p>998,</text:p>
          </table:table-cell>
        </table:table-row>
        <table:table-row>
          <table:table-cell office:value-type="string">
            <text:p>12GB Gigabyte Radeon RX 6750 XT Aorus Elite 12G 2x HDMI, 2x DP</text:p>
          </table:table-cell>
          <table:table-cell office:value-type="string">
            <text:p>RX 6750 XT</text:p>
          </table:table-cell>
          <table:table-cell office:value-type="string">
            <text:p>468,</text:p>
          </table:table-cell>
        </table:table-row>
        <table:table-row>
          <table:table-cell office:value-type="string">
            <text:p>8GB ASRock Radeon RX 6600 XT Challenger D 8GB OC Retail</text:p>
          </table:table-cell>
          <table:table-cell office:value-type="string">
            <text:p>RX 6600 XT</text:p>
          </table:table-cell>
          <table:table-cell office:value-type="string">
            <text:p>315,83</text:p>
          </table:table-cell>
        </table:table-row>
        <table:table-row>
          <table:table-cell office:value-type="string">
            <text:p>8GB ASRock Radeon RX 6650 XT CLD 8GO retail</text:p>
          </table:table-cell>
          <table:table-cell office:value-type="string">
            <text:p>RX 6650 XT</text:p>
          </table:table-cell>
          <table:table-cell office:value-type="string">
            <text:p>339,61</text:p>
          </table:table-cell>
        </table:table-row>
        <table:table-row>
          <table:table-cell office:value-type="string">
            <text:p>24GB Sapphire Radeon RX 7900 XTX Pulse Gaming OC (Retail)</text:p>
          </table:table-cell>
          <table:table-cell office:value-type="string">
            <text:p>RX 7900 XT</text:p>
          </table:table-cell>
          <table:table-cell office:value-type="string">
            <text:p>1.189,98</text:p>
          </table:table-cell>
        </table:table-row>
        <table:table-row>
          <table:table-cell office:value-type="string">
            <text:p>8GB XFX Radeon RX 6650 XT MERC308 Black GAMING retail</text:p>
          </table:table-cell>
          <table:table-cell office:value-type="string">
            <text:p>RX 6650 XT</text:p>
          </table:table-cell>
          <table:table-cell office:value-type="string">
            <text:p>349,</text:p>
          </table:table-cell>
        </table:table-row>
        <table:table-row>
          <table:table-cell office:value-type="string">
            <text:p>20GB PowerColor Radeon RX 7900 XT AMD Edition Aktiv PCIe 4.0 x16 (Retail)</text:p>
          </table:table-cell>
          <table:table-cell office:value-type="string">
            <text:p>RX 7900 XT</text:p>
          </table:table-cell>
          <table:table-cell office:value-type="string">
            <text:p>899,</text:p>
          </table:table-cell>
        </table:table-row>
        <table:table-row>
          <table:table-cell office:value-type="string">
            <text:p>16GB Sapphire Radeon RX 6950XT GAMING OC Nitro+ GDDR6 HDMI Retail</text:p>
          </table:table-cell>
          <table:table-cell office:value-type="string">
            <text:p>RX 6950XT</text:p>
          </table:table-cell>
          <table:table-cell office:value-type="string">
            <text:p>818,99</text:p>
          </table:table-cell>
        </table:table-row>
        <table:table-row>
          <table:table-cell office:value-type="string">
            <text:p>12GB ASRock Radeon RX 6700 XT Challenger PRO 12G OC Retail</text:p>
          </table:table-cell>
          <table:table-cell office:value-type="string">
            <text:p>RX 6700 XT</text:p>
          </table:table-cell>
          <table:table-cell office:value-type="string">
            <text:p>475,61</text:p>
          </table:table-cell>
        </table:table-row>
        <table:table-row>
          <table:table-cell office:value-type="string">
            <text:p>8GB PowerColor Radeon RX 6650 XT Hellhound Spectral White retail</text:p>
          </table:table-cell>
          <table:table-cell office:value-type="string">
            <text:p>RX 6650 XT</text:p>
          </table:table-cell>
          <table:table-cell office:value-type="string">
            <text:p>361,72</text:p>
          </table:table-cell>
        </table:table-row>
        <table:table-row>
          <table:table-cell office:value-type="string">
            <text:p>20GB Sapphire Radeon RX 7900 XT Gaming GDDR6 HDMI/2xDP retail</text:p>
          </table:table-cell>
          <table:table-cell office:value-type="string">
            <text:p>RX 7900 XT</text:p>
          </table:table-cell>
          <table:table-cell office:value-type="string">
            <text:p>898,</text:p>
          </table:table-cell>
        </table:table-row>
        <table:table-row>
          <table:table-cell office:value-type="string">
            <text:p>8GB PowerColor Radeon RX 6650 XT Hellhound OC retail</text:p>
          </table:table-cell>
          <table:table-cell office:value-type="string">
            <text:p>RX 6650 XT</text:p>
          </table:table-cell>
          <table:table-cell office:value-type="string">
            <text:p>344,93</text:p>
          </table:table-cell>
        </table:table-row>
        <table:table-row>
          <table:table-cell office:value-type="string">
            <text:p>8GB XFX Radeon RX 6650 XT QICK308 Ultra GAMING retail</text:p>
          </table:table-cell>
          <table:table-cell office:value-type="string">
            <text:p>RX 6650 XT</text:p>
          </table:table-cell>
          <table:table-cell office:value-type="string">
            <text:p>339,</text:p>
          </table:table-cell>
        </table:table-row>
        <table:table-row>
          <table:table-cell office:value-type="string">
            <text:p>16GB PowerColor Radeon RX 6800 XT Red Dragon DDR6 Retail</text:p>
          </table:table-cell>
          <table:table-cell office:value-type="string">
            <text:p>RX 6800 XT</text:p>
          </table:table-cell>
          <table:table-cell office:value-type="string">
            <text:p>1.006,78</text:p>
          </table:table-cell>
        </table:table-row>
        <table:table-row>
          <table:table-cell office:value-type="string">
            <text:p>4GB Sapphire Radeon RX 6400 PULSE GAMING HDMI DP LP Retail</text:p>
          </table:table-cell>
          <table:table-cell office:value-type="string">
            <text:p>RX 6400 </text:p>
          </table:table-cell>
          <table:table-cell office:value-type="string">
            <text:p>147,89</text:p>
          </table:table-cell>
        </table:table-row>
        <table:table-row>
          <table:table-cell office:value-type="string">
            <text:p>8GB XFX Radeon RX 6650 XT SWFT210 Core GAMING retail</text:p>
          </table:table-cell>
          <table:table-cell office:value-type="string">
            <text:p>RX 6650 XT</text:p>
          </table:table-cell>
          <table:table-cell office:value-type="string">
            <text:p>329,</text:p>
          </table:table-cell>
        </table:table-row>
        <table:table-row>
          <table:table-cell office:value-type="string">
            <text:p>4GB Sapphire Radeon RX 550 Pulse Aktiv PCIe 3.0 x16 (x8) (Retail)</text:p>
          </table:table-cell>
          <table:table-cell office:value-type="string">
            <text:p>RX 550 </text:p>
          </table:table-cell>
          <table:table-cell office:value-type="string">
            <text:p>127,98</text:p>
          </table:table-cell>
        </table:table-row>
        <table:table-row>
          <table:table-cell office:value-type="string">
            <text:p>12GB Sapphire Radeon RX 6750 XT GAMING OC Nitro+ GDDR6 HDMI Retail</text:p>
          </table:table-cell>
          <table:table-cell office:value-type="string">
            <text:p>RX 6750 XT</text:p>
          </table:table-cell>
          <table:table-cell office:value-type="string">
            <text:p>508,33</text:p>
          </table:table-cell>
        </table:table-row>
        <table:table-row>
          <table:table-cell office:value-type="string">
            <text:p>16GB ASRock Radeon RX 6800 XT Phantom Gaming OC Aktiv PCIe 4.0 x16 (Retail)</text:p>
          </table:table-cell>
          <table:table-cell office:value-type="string">
            <text:p>RX 6800 XT</text:p>
          </table:table-cell>
          <table:table-cell office:value-type="string">
            <text:p>985,91</text:p>
          </table:table-cell>
        </table:table-row>
        <table:table-row>
          <table:table-cell office:value-type="string">
            <text:p>8GB MSI Radeon RX 6650 XT MECH 2X 8G OC DDR6 3xDP/HDMI retail</text:p>
          </table:table-cell>
          <table:table-cell office:value-type="string">
            <text:p>RX 6650 XT</text:p>
          </table:table-cell>
          <table:table-cell office:value-type="string">
            <text:p>338,65</text:p>
          </table:table-cell>
        </table:table-row>
        <table:table-row>
          <table:table-cell office:value-type="string">
            <text:p>12GB MSI Radeon RX 6700 XT MECH 2X DDR6 3xDP/HDMI (Retail)</text:p>
          </table:table-cell>
          <table:table-cell office:value-type="string">
            <text:p>RX 6700 XT</text:p>
          </table:table-cell>
          <table:table-cell office:value-type="string">
            <text:p>426,86</text:p>
          </table:table-cell>
        </table:table-row>
        <table:table-row>
          <table:table-cell office:value-type="string">
            <text:p>4GB MSI Radeon RX 6500 XT MECH 2X 4G OC 64 bit PCIe 4.0 active</text:p>
          </table:table-cell>
          <table:table-cell office:value-type="string">
            <text:p>RX 6500 XT</text:p>
          </table:table-cell>
          <table:table-cell office:value-type="string">
            <text:p>181,99</text:p>
          </table:table-cell>
        </table:table-row>
        <table:table-row>
          <table:table-cell office:value-type="string">
            <text:p>12GB MSI Radeon RX 6700 XT GAMING X DDR6 (Retail)</text:p>
          </table:table-cell>
          <table:table-cell office:value-type="string">
            <text:p>RX 6700 XT</text:p>
          </table:table-cell>
          <table:table-cell office:value-type="string">
            <text:p>575,71</text:p>
          </table:table-cell>
        </table:table-row>
        <table:table-row>
          <table:table-cell office:value-type="string">
            <text:p>8GB Sapphire Radeon RX 6650 XT Gaming OC Pulse GDDR6 HDMI Retail</text:p>
          </table:table-cell>
          <table:table-cell office:value-type="string">
            <text:p>RX 6650 XT</text:p>
          </table:table-cell>
          <table:table-cell office:value-type="string">
            <text:p>329,89</text:p>
          </table:table-cell>
        </table:table-row>
        <table:table-row>
          <table:table-cell office:value-type="string">
            <text:p>8GB Sapphire Radeon RX 6600 Pulse Gaming GDDR6 HDMI Retail</text:p>
          </table:table-cell>
          <table:table-cell office:value-type="string">
            <text:p>RX 6600 </text:p>
          </table:table-cell>
          <table:table-cell office:value-type="string">
            <text:p>272,56</text:p>
          </table:table-cell>
        </table:table-row>
        <table:table-row>
          <table:table-cell office:value-type="string">
            <text:p>16GB Sapphire Radeon RX 6800 XT NITRO+ OC SE H/2xDP/USB-C Retail</text:p>
          </table:table-cell>
          <table:table-cell office:value-type="string">
            <text:p>RX 6800 XT</text:p>
          </table:table-cell>
          <table:table-cell office:value-type="string">
            <text:p>739,29</text:p>
          </table:table-cell>
        </table:table-row>
        <table:table-row>
          <table:table-cell office:value-type="string">
            <text:p>4GB PowerColor Radeon RX 6500 XT ITX DDR6 Retail</text:p>
          </table:table-cell>
          <table:table-cell office:value-type="string">
            <text:p>RX 6500 XT</text:p>
          </table:table-cell>
          <table:table-cell office:value-type="string">
            <text:p>186,08</text:p>
          </table:table-cell>
        </table:table-row>
        <table:table-row>
          <table:table-cell office:value-type="string">
            <text:p>4GB Sapphire Radeon RX 6500 XT Pulse Gaming GDDR6 Retail</text:p>
          </table:table-cell>
          <table:table-cell office:value-type="string">
            <text:p>RX 6500 XT</text:p>
          </table:table-cell>
          <table:table-cell office:value-type="string">
            <text:p>192,88</text:p>
          </table:table-cell>
        </table:table-row>
        <table:table-row>
          <table:table-cell office:value-type="string">
            <text:p>8GB PowerColor Radeon RX 6650 XT Red Devil 8G OC retail</text:p>
          </table:table-cell>
          <table:table-cell office:value-type="string">
            <text:p>RX 6650 XT</text:p>
          </table:table-cell>
          <table:table-cell office:value-type="string">
            <text:p>408,09</text:p>
          </table:table-cell>
        </table:table-row>
        <table:table-row>
          <table:table-cell office:value-type="string">
            <text:p>4GB PowerColor Radeon RX 6500 XT Fighter DDR6 Retail</text:p>
          </table:table-cell>
          <table:table-cell office:value-type="string">
            <text:p>RX 6500 XT</text:p>
          </table:table-cell>
          <table:table-cell office:value-type="string">
            <text:p>175,32</text:p>
          </table:table-cell>
        </table:table-row>
      </table:table>
      <table:table table:name="Frame Data">
        <table:table-row>
          <table:table-cell office:value-type="string">
            <text:p>RX 6700 XT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>
            <text:p>RX 6800 XT</text:p>
          </table:table-cell>
          <table:table-cell office:value-type="float" office:value="180">
            <text:p>1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